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DB2190000291E00003A1C2976A179DBB611A3.svg" manifest:media-type="image/svg+xml"/>
  <manifest:file-entry manifest:full-path="Pictures/100002010000018E00000232073B8D42F30D7DF2.png" manifest:media-type="image/png"/>
  <manifest:file-entry manifest:full-path="Pictures/10063B0C0000290400003A0245C9506034C4799A.svg" manifest:media-type="image/svg+xml"/>
  <manifest:file-entry manifest:full-path="Pictures/100002010000018E00000232A4E2C27305FCD63F.png" manifest:media-type="image/png"/>
  <manifest:file-entry manifest:full-path="Pictures/100002010000018E00000232D2E0609704FF76EE.png" manifest:media-type="image/png"/>
  <manifest:file-entry manifest:full-path="Pictures/100002010000018D000002310BFEE6A6552F0687.png" manifest:media-type="image/png"/>
  <manifest:file-entry manifest:full-path="Pictures/101A3E950000291E00003A1CABCA31185F1F9C78.svg" manifest:media-type="image/svg+xml"/>
  <manifest:file-entry manifest:full-path="Pictures/1000AE5C0000291E00003A1C7A1D7D7B56A47B70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0.525cm" svg:height="14.875cm" svg:x="10.5cm" svg:y="0cm">
          <draw:image xlink:href="Pictures/100DB2190000291E00003A1C2976A179DBB611A3.svg" xlink:type="simple" xlink:show="embed" xlink:actuate="onLoad" draw:mime-type="image/svg+xml">
            <text:p/>
          </draw:image>
          <draw:image xlink:href="Pictures/100002010000018E00000232073B8D42F30D7DF2.png" xlink:type="simple" xlink:show="embed" xlink:actuate="onLoad" draw:mime-type="image/png"/>
        </draw:frame>
        <draw:frame draw:style-name="gr1" draw:text-style-name="P1" draw:layer="layout" svg:width="10.499cm" svg:height="14.849cm" draw:transform="rotate (-3.14159265358979) translate (20.999cm 29.699cm)">
          <draw:image xlink:href="Pictures/10063B0C0000290400003A0245C9506034C4799A.svg" xlink:type="simple" xlink:show="embed" xlink:actuate="onLoad" draw:mime-type="image/svg+xml">
            <text:p/>
          </draw:image>
          <draw:image xlink:href="Pictures/100002010000018D000002310BFEE6A6552F0687.png" xlink:type="simple" xlink:show="embed" xlink:actuate="onLoad" draw:mime-type="image/png"/>
        </draw:frame>
        <draw:frame draw:style-name="gr1" draw:text-style-name="P1" draw:layer="layout" svg:width="10.525cm" svg:height="14.875cm" draw:transform="rotate (-3.14159265358979) translate (10.525cm 29.725cm)">
          <draw:image xlink:href="Pictures/101A3E950000291E00003A1CABCA31185F1F9C78.svg" xlink:type="simple" xlink:show="embed" xlink:actuate="onLoad" draw:mime-type="image/svg+xml">
            <text:p/>
          </draw:image>
          <draw:image xlink:href="Pictures/100002010000018E00000232D2E0609704FF76EE.png" xlink:type="simple" xlink:show="embed" xlink:actuate="onLoad" draw:mime-type="image/png"/>
        </draw:frame>
        <draw:frame draw:style-name="gr1" draw:text-style-name="P1" draw:layer="layout" svg:width="10.525cm" svg:height="14.875cm" svg:x="0cm" svg:y="0cm">
          <draw:image xlink:href="Pictures/1000AE5C0000291E00003A1C7A1D7D7B56A47B70.svg" xlink:type="simple" xlink:show="embed" xlink:actuate="onLoad" draw:mime-type="image/svg+xml">
            <text:p/>
          </draw:image>
          <draw:image xlink:href="Pictures/100002010000018E00000232A4E2C27305FCD63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10T19:26:37.877000000</meta:creation-date>
    <dc:date>2022-12-10T19:32:32.987000000</dc:date>
    <meta:editing-duration>PT5M55S</meta:editing-duration>
    <meta:editing-cycles>2</meta:editing-cycles>
    <meta:generator>LibreOffice/7.0.3.1$Windows_X86_64 LibreOffice_project/d7547858d014d4cf69878db179d326fc3483e082</meta:generator>
    <meta:print-date>2022-12-10T19:30:13.468000000</meta:print-date>
    <meta:document-statistic meta:object-count="4"/>
  </office:meta>
</office:document-meta>
</file>